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LibreOffice_5f_PresentationTemplate_5f_ja-title">
      <style:graphic-properties draw:auto-grow-height="true" fo:min-height="3cm"/>
    </style:style>
    <style:style style:name="pr2" style:family="presentation" style:parent-style-name="LibreOffice_5f_PresentationTemplate_5f_ja-outline1">
      <style:graphic-properties draw:auto-grow-height="true" fo:min-height="13.86cm"/>
    </style:style>
    <style:style style:name="pr3" style:family="presentation" style:parent-style-name="LibreOffice_5f_PresentationTemplate_5f_ja-notes">
      <style:graphic-properties draw:fill-color="#ffffff" draw:auto-grow-height="true" fo:min-height="13.364cm"/>
    </style:style>
    <style:style style:name="pr4" style:family="presentation" style:parent-style-name="LibreOffice_5f_PresentationTemplate_5f_ja3-title">
      <style:graphic-properties draw:auto-grow-height="true" fo:min-height="2.5cm"/>
    </style:style>
    <style:style style:name="pr5" style:family="presentation" style:parent-style-name="LibreOffice_5f_PresentationTemplate_5f_ja3-outline1">
      <style:graphic-properties draw:auto-grow-height="true" fo:min-height="14.36cm"/>
    </style:style>
    <style:style style:name="pr6" style:family="presentation" style:parent-style-name="LibreOffice_5f_PresentationTemplate_5f_ja3-notes">
      <style:graphic-properties draw:fill-color="#ffffff" draw:auto-grow-height="true" fo:min-height="13.364cm"/>
    </style:style>
    <style:style style:name="pr7" style:family="presentation" style:parent-style-name="LibreOffice_5f_PresentationTemplate_5f_ja3-title">
      <style:graphic-properties fo:min-height="2.5cm"/>
    </style:style>
    <style:style style:name="pr8" style:family="presentation" style:parent-style-name="LibreOffice_5f_PresentationTemplate_5f_ja3-outline1">
      <style:graphic-properties fo:min-height="13.86cm"/>
    </style:style>
    <style:style style:name="pr9" style:family="presentation" style:parent-style-name="LibreOffice_5f_PresentationTemplate_5f_ja3-notes">
      <style:graphic-properties draw:fill-color="#ffffff" fo:min-height="13.364cm"/>
    </style:style>
    <style:style style:name="pr10" style:family="presentation" style:parent-style-name="LibreOffice_5f_PresentationTemplate_5f_ja2-title">
      <style:graphic-properties draw:auto-grow-height="true" fo:min-height="3cm"/>
    </style:style>
    <style:style style:name="pr11" style:family="presentation" style:parent-style-name="LibreOffice_5f_PresentationTemplate_5f_ja2-subtitle">
      <style:graphic-properties draw:fill-color="#ffffff" fo:min-height="6cm"/>
    </style:style>
    <style:style style:name="pr12" style:family="presentation" style:parent-style-name="LibreOffice_5f_PresentationTemplate_5f_ja2-notes">
      <style:graphic-properties draw:fill-color="#ffffff" draw:auto-grow-height="true" fo:min-height="13.364cm"/>
    </style:style>
    <style:style style:name="pr13" style:family="presentation" style:parent-style-name="LibreOffice_5f_PresentationTemplate_5f_ja1-title">
      <style:graphic-properties draw:auto-grow-height="true" fo:min-height="3cm"/>
    </style:style>
    <style:style style:name="pr14" style:family="presentation" style:parent-style-name="LibreOffice_5f_PresentationTemplate_5f_ja1-outline1">
      <style:graphic-properties draw:auto-grow-height="true" fo:min-height="6cm"/>
    </style:style>
    <style:style style:name="pr15" style:family="presentation" style:parent-style-name="LibreOffice_5f_PresentationTemplate_5f_ja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T1" style:family="text">
      <style:text-properties fo:color="#000000"/>
    </style:style>
    <style:style style:name="T2" style:family="text">
      <style:text-properties style:use-window-font-color="true"/>
    </style:style>
    <style:style style:name="T3" style:family="text">
      <style:text-properties fo:color="#18a303"/>
    </style:style>
    <style:style style:name="T4" style:family="text">
      <style:text-properties fo:color="#18a303" fo:font-style="italic" style:font-style-asian="italic" style:font-style-complex="italic"/>
    </style:style>
    <style:style style:name="T5" style:family="text">
      <style:text-properties style:use-window-font-color="true"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オフラインミーティング(#18)</presentation:footer-decl>
      <presentation:date-time-decl presentation:name="dtd1" presentation:source="current-date" style:data-style-name="D3"/>
      <draw:page draw:name="First Slide Example" draw:style-name="dp1" draw:master-page-name="LibreOffice_5f_PresentationTemplate_5f_ja"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Conference 2014<text:line-break/>Bern, Switzerland参加レポート</text:p>
          </draw:text-box>
        </draw:frame>
        <draw:frame presentation:style-name="pr2" draw:text-style-name="P2" draw:layer="layout" svg:width="21.5cm" svg:height="13.86cm" svg:x="3.5cm" svg:y="13.5cm" presentation:class="outline">
          <draw:text-box>
            <text:list text:style-name="L2">
              <text:list-item>
                <text:p text:style-name="P1"><text:span text:style-name="T1">小笠原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デフォルトスライドの例</text:p>
          </draw:text-box>
        </draw:frame>
        <draw:frame presentation:style-name="pr5" draw:layer="layout" svg:width="26cm" svg:height="14.36cm" svg:x="1cm" svg:y="4.5cm" presentation:class="outline">
          <draw:text-box>
            <text:list text:style-name="L2">
              <text:list-item>
                <text:p>内容を書くところです…</text:p>
              </text:list-item>
              <text:list-item>
                <text:p>いくつかヒントを:</text:p>
                <text:list>
                  <text:list-item>
                    <text:p><text:span text:style-name="T2">デフォルトのスライドの基本を決めるには</text:span><text:span text:style-name="T3">マスターページを使いましょう</text:span></text:p>
                  </text:list-item>
                  <text:list-item>
                    <text:p>プレゼンのタイトルをフッターに入れると便利です<text:line-break/><text:span text:style-name="T4">挿入</text:span><text:span text:style-name="T4">(I) – </text:span><text:span text:style-name="T4">ページ番号</text:span><text:span text:style-name="T4">(A) … – </text:span><text:span text:style-name="T4">フッター </text:span><text:span text:style-name="T5">で追加しましょう</text:span></text:p>
                  </text:list-item>
                  <text:list-item>
                    <text:p><text:span text:style-name="T2">LibreOffice</text:span><text:span text:style-name="T2">に同梱されている</text:span><text:span text:style-name="T3">LibreOffice </text:span><text:span text:style-name="T3">カラーパレット</text:span> を使いましょう(libreoffice.so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hapes" draw:style-name="dp1" draw:master-page-name="LibreOffice_5f_PresentationTemplate_5f_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あらかじめ定義された図形</text:p>
          </draw:text-box>
        </draw:frame>
        <draw:frame presentation:style-name="pr8" draw:layer="layout" svg:width="26cm" svg:height="13.86cm" svg:x="1cm" svg:y="4.5cm" presentation:class="outline">
          <draw:text-box>
            <text:p>便利に使えるよういくつか図形を定義しておきました: 図形をコピーしたり、書式をコピーしたり、LibOスタイルを用いたりしましょう。</text:p>
          </draw:text-box>
        </draw:frame>
        <draw:custom-shape draw:style-name="gr2"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3"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4"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5"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6"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7"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8"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9"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10"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11"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12" draw:text-style-name="P4" draw:layer="layout" svg:x1="6.5cm" svg:y1="8.25cm" svg:x2="8.999cm" svg:y2="8.25cm" draw:start-shape="id1" draw:start-glue-point="1" draw:end-shape="id2" draw:end-glue-point="3" svg:d="M6500 8250h2499" svg:viewBox="0 0 2500 1">
          <text:p/>
        </draw:connector>
        <draw:custom-shape draw:style-name="gr13" draw:text-style-name="P4"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2" draw:text-style-name="P4" draw:layer="layout" svg:x1="6.5cm" svg:y1="10.25cm" svg:x2="8.999cm" svg:y2="10.25cm" draw:start-shape="id3" draw:start-glue-point="1" draw:end-shape="id4" draw:end-glue-point="3" svg:d="M6500 10250h2499" svg:viewBox="0 0 2500 1">
          <text:p/>
        </draw:connector>
        <draw:connector draw:style-name="gr12" draw:text-style-name="P4" draw:layer="layout" svg:x1="6.5cm" svg:y1="12.25cm" svg:x2="8.999cm" svg:y2="12.25cm" draw:start-shape="id5" draw:start-glue-point="1" draw:end-shape="id6" draw:end-glue-point="3" svg:d="M6500 12250h2499" svg:viewBox="0 0 2500 1">
          <text:p/>
        </draw:connector>
        <draw:connector draw:style-name="gr12" draw:text-style-name="P4" draw:layer="layout" svg:x1="6.5cm" svg:y1="14.25cm" svg:x2="8.999cm" svg:y2="14.25cm" draw:start-shape="id7" draw:start-glue-point="1" draw:end-shape="id8" draw:end-glue-point="3" svg:d="M6500 14250h2499" svg:viewBox="0 0 2500 1">
          <text:p/>
        </draw:connector>
        <draw:connector draw:style-name="gr12"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2"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セクションヘッダの例</text:p>
          </draw:text-box>
        </draw:frame>
        <draw:frame presentation:style-name="pr11"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1" presentation:presentation-page-layout-name="AL1T1" presentation:use-footer-name="ftr1" presentation:use-date-time-name="dtd1">
        <draw:frame presentation:style-name="pr13" draw:layer="layout" svg:width="21.5cm" svg:height="3cm" svg:x="3.5cm" svg:y="6.7cm" presentation:class="title" presentation:user-transformed="true">
          <draw:text-box>
            <text:p>ありがとうございます…</text:p>
          </draw:text-box>
        </draw:frame>
        <draw:frame presentation:style-name="pr14"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background" style:display-name="LibreOffice_PresentationTemplate_ja-background" style:family="presentation">
      <style:graphic-properties draw:stroke="none" draw:fill="none"/>
      <style:text-properties style:letter-kerning="true"/>
    </style:style>
    <style:style style:name="LibreOffice_5f_PresentationTemplate_5f_ja-backgroundobjects" style:display-name="LibreOffice_PresentationTemplate_ja-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5f_PresentationTemplate_5f_ja-notes" style:display-name="LibreOffice_PresentationTemplate_j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outline1" style:display-name="LibreOffice_PresentationTemplate_ja-outline1" style:family="presentation">
      <style:graphic-properties draw:stroke="none" draw:fill="none">
        <text:list-style style:name="LibreOffice_5f_PresentationTemplate_5f_ja-outline1" style:display-name="LibreOffice_PresentationTemplate_ja-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outline2" style:display-name="LibreOffice_PresentationTemplate_ja-outline2" style:family="presentation" style:parent-style-name="LibreOffice_5f_PresentationTemplate_5f_ja-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3" style:display-name="LibreOffice_PresentationTemplate_ja-outline3" style:family="presentation" style:parent-style-name="LibreOffice_5f_PresentationTemplate_5f_ja-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4" style:display-name="LibreOffice_PresentationTemplate_ja-outline4" style:family="presentation" style:parent-style-name="LibreOffice_5f_PresentationTemplate_5f_ja-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5" style:display-name="LibreOffice_PresentationTemplate_ja-outline5" style:family="presentation" style:parent-style-name="LibreOffice_5f_PresentationTemplate_5f_ja-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6" style:display-name="LibreOffice_PresentationTemplate_ja-outline6" style:family="presentation" style:parent-style-name="LibreOffice_5f_PresentationTemplate_5f_ja-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7" style:display-name="LibreOffice_PresentationTemplate_ja-outline7" style:family="presentation" style:parent-style-name="LibreOffice_5f_PresentationTemplate_5f_ja-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8" style:display-name="LibreOffice_PresentationTemplate_ja-outline8" style:family="presentation" style:parent-style-name="LibreOffice_5f_PresentationTemplate_5f_ja-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9" style:display-name="LibreOffice_PresentationTemplate_ja-outline9" style:family="presentation" style:parent-style-name="LibreOffice_5f_PresentationTemplate_5f_ja-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subtitle" style:display-name="LibreOffice_PresentationTemplate_ja-subtitle" style:family="presentation">
      <style:graphic-properties draw:stroke="none" draw:fill="none" draw:textarea-horizontal-align="left" draw:textarea-vertical-align="top">
        <text:list-style style:name="LibreOffice_5f_PresentationTemplate_5f_ja-subtitle" style:display-name="LibreOffice_PresentationTemplate_j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title" style:display-name="LibreOffice_PresentationTemplate_ja-title" style:family="presentation">
      <style:graphic-properties draw:stroke="none" draw:fill="none" draw:fill-color="#18a303" draw:fill-image-width="0cm" draw:fill-image-height="0cm" draw:textarea-vertical-align="middle">
        <text:list-style style:name="LibreOffice_5f_PresentationTemplate_5f_ja-title" style:display-name="LibreOffice_PresentationTemplate_j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1-background" style:display-name="LibreOffice_PresentationTemplate_ja1-background" style:family="presentation">
      <style:graphic-properties draw:stroke="none" draw:fill="none"/>
      <style:text-properties style:letter-kerning="true"/>
    </style:style>
    <style:style style:name="LibreOffice_5f_PresentationTemplate_5f_ja1-backgroundobjects" style:display-name="LibreOffice_PresentationTemplate_ja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1-notes" style:display-name="LibreOffice_PresentationTemplate_ja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1-outline1" style:display-name="LibreOffice_PresentationTemplate_ja1-outline1" style:family="presentation">
      <style:graphic-properties draw:stroke="none" draw:fill="none">
        <text:list-style style:name="LibreOffice_5f_PresentationTemplate_5f_ja1-outline1" style:display-name="LibreOffice_PresentationTemplate_ja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outline2" style:display-name="LibreOffice_PresentationTemplate_ja1-outline2" style:family="presentation" style:parent-style-name="LibreOffice_5f_PresentationTemplate_5f_ja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3" style:display-name="LibreOffice_PresentationTemplate_ja1-outline3" style:family="presentation" style:parent-style-name="LibreOffice_5f_PresentationTemplate_5f_ja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4" style:display-name="LibreOffice_PresentationTemplate_ja1-outline4" style:family="presentation" style:parent-style-name="LibreOffice_5f_PresentationTemplate_5f_ja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5" style:display-name="LibreOffice_PresentationTemplate_ja1-outline5" style:family="presentation" style:parent-style-name="LibreOffice_5f_PresentationTemplate_5f_ja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6" style:display-name="LibreOffice_PresentationTemplate_ja1-outline6" style:family="presentation" style:parent-style-name="LibreOffice_5f_PresentationTemplate_5f_ja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7" style:display-name="LibreOffice_PresentationTemplate_ja1-outline7" style:family="presentation" style:parent-style-name="LibreOffice_5f_PresentationTemplate_5f_ja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8" style:display-name="LibreOffice_PresentationTemplate_ja1-outline8" style:family="presentation" style:parent-style-name="LibreOffice_5f_PresentationTemplate_5f_ja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9" style:display-name="LibreOffice_PresentationTemplate_ja1-outline9" style:family="presentation" style:parent-style-name="LibreOffice_5f_PresentationTemplate_5f_ja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subtitle" style:display-name="LibreOffice_PresentationTemplate_ja1-subtitle" style:family="presentation">
      <style:graphic-properties draw:stroke="none" draw:fill="none" draw:textarea-horizontal-align="left" draw:textarea-vertical-align="top">
        <text:list-style style:name="LibreOffice_5f_PresentationTemplate_5f_ja1-subtitle" style:display-name="LibreOffice_PresentationTemplate_j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title" style:display-name="LibreOffice_PresentationTemplate_ja1-title" style:family="presentation">
      <style:graphic-properties draw:stroke="none" draw:fill="none" draw:fill-color="#18a303" draw:fill-image-width="0cm" draw:fill-image-height="0cm" draw:textarea-vertical-align="middle">
        <text:list-style style:name="LibreOffice_5f_PresentationTemplate_5f_ja1-title" style:display-name="LibreOffice_PresentationTemplate_j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2-background" style:display-name="LibreOffice_PresentationTemplate_ja2-background" style:family="presentation">
      <style:graphic-properties draw:stroke="none" draw:fill="none"/>
      <style:text-properties style:letter-kerning="true"/>
    </style:style>
    <style:style style:name="LibreOffice_5f_PresentationTemplate_5f_ja2-backgroundobjects" style:display-name="LibreOffice_PresentationTemplate_ja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2-notes" style:display-name="LibreOffice_PresentationTemplate_ja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2-outline1" style:display-name="LibreOffice_PresentationTemplate_ja2-outline1" style:family="presentation">
      <style:graphic-properties draw:stroke="none" draw:fill="none">
        <text:list-style style:name="LibreOffice_5f_PresentationTemplate_5f_ja2-outline1" style:display-name="LibreOffice_PresentationTemplate_ja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outline2" style:display-name="LibreOffice_PresentationTemplate_ja2-outline2" style:family="presentation" style:parent-style-name="LibreOffice_5f_PresentationTemplate_5f_ja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3" style:display-name="LibreOffice_PresentationTemplate_ja2-outline3" style:family="presentation" style:parent-style-name="LibreOffice_5f_PresentationTemplate_5f_ja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4" style:display-name="LibreOffice_PresentationTemplate_ja2-outline4" style:family="presentation" style:parent-style-name="LibreOffice_5f_PresentationTemplate_5f_ja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5" style:display-name="LibreOffice_PresentationTemplate_ja2-outline5" style:family="presentation" style:parent-style-name="LibreOffice_5f_PresentationTemplate_5f_ja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6" style:display-name="LibreOffice_PresentationTemplate_ja2-outline6" style:family="presentation" style:parent-style-name="LibreOffice_5f_PresentationTemplate_5f_ja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7" style:display-name="LibreOffice_PresentationTemplate_ja2-outline7" style:family="presentation" style:parent-style-name="LibreOffice_5f_PresentationTemplate_5f_ja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8" style:display-name="LibreOffice_PresentationTemplate_ja2-outline8" style:family="presentation" style:parent-style-name="LibreOffice_5f_PresentationTemplate_5f_ja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9" style:display-name="LibreOffice_PresentationTemplate_ja2-outline9" style:family="presentation" style:parent-style-name="LibreOffice_5f_PresentationTemplate_5f_ja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subtitle" style:display-name="LibreOffice_PresentationTemplate_ja2-subtitle" style:family="presentation">
      <style:graphic-properties draw:stroke="none" draw:fill="none" draw:textarea-horizontal-align="left" draw:textarea-vertical-align="top">
        <text:list-style style:name="LibreOffice_5f_PresentationTemplate_5f_ja2-subtitle" style:display-name="LibreOffice_PresentationTemplate_j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title" style:display-name="LibreOffice_PresentationTemplate_ja2-title" style:family="presentation">
      <style:graphic-properties draw:stroke="none" draw:fill="none" draw:fill-color="#18a303" draw:fill-image-width="0cm" draw:fill-image-height="0cm" draw:textarea-vertical-align="middle">
        <text:list-style style:name="LibreOffice_5f_PresentationTemplate_5f_ja2-title" style:display-name="LibreOffice_PresentationTemplate_j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3-background" style:display-name="LibreOffice_PresentationTemplate_ja3-background" style:family="presentation">
      <style:graphic-properties draw:stroke="none" draw:fill="none"/>
      <style:text-properties style:letter-kerning="true"/>
    </style:style>
    <style:style style:name="LibreOffice_5f_PresentationTemplate_5f_ja3-backgroundobjects" style:display-name="LibreOffice_PresentationTemplate_ja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3-notes" style:display-name="LibreOffice_PresentationTemplate_ja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3-outline1" style:display-name="LibreOffice_PresentationTemplate_ja3-outline1" style:family="presentation">
      <style:graphic-properties draw:stroke="none" draw:fill="none">
        <text:list-style style:name="LibreOffice_5f_PresentationTemplate_5f_ja3-outline1" style:display-name="LibreOffice_PresentationTemplate_ja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21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outline2" style:display-name="LibreOffice_PresentationTemplate_ja3-outline2" style:family="presentation" style:parent-style-name="LibreOffice_5f_PresentationTemplate_5f_ja3-outline1">
      <style:paragraph-properties fo:margin-left="0cm" fo:margin-right="0cm" fo:margin-top="0.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3-outline3" style:display-name="LibreOffice_PresentationTemplate_ja3-outline3" style:family="presentation" style:parent-style-name="LibreOffice_5f_PresentationTemplate_5f_ja3-outline2">
      <style:paragraph-properties fo:margin-left="0cm" fo:margin-right="0cm" fo:margin-top="0.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3-outline4" style:display-name="LibreOffice_PresentationTemplate_ja3-outline4" style:family="presentation" style:parent-style-name="LibreOffice_5f_PresentationTemplate_5f_ja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5" style:display-name="LibreOffice_PresentationTemplate_ja3-outline5" style:family="presentation" style:parent-style-name="LibreOffice_5f_PresentationTemplate_5f_ja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6" style:display-name="LibreOffice_PresentationTemplate_ja3-outline6" style:family="presentation" style:parent-style-name="LibreOffice_5f_PresentationTemplate_5f_ja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7" style:display-name="LibreOffice_PresentationTemplate_ja3-outline7" style:family="presentation" style:parent-style-name="LibreOffice_5f_PresentationTemplate_5f_ja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8" style:display-name="LibreOffice_PresentationTemplate_ja3-outline8" style:family="presentation" style:parent-style-name="LibreOffice_5f_PresentationTemplate_5f_ja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9" style:display-name="LibreOffice_PresentationTemplate_ja3-outline9" style:family="presentation" style:parent-style-name="LibreOffice_5f_PresentationTemplate_5f_ja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subtitle" style:display-name="LibreOffice_PresentationTemplate_ja3-subtitle" style:family="presentation">
      <style:graphic-properties draw:stroke="none" draw:fill="none" draw:textarea-horizontal-align="left" draw:textarea-vertical-align="top">
        <text:list-style style:name="LibreOffice_5f_PresentationTemplate_5f_ja3-subtitle" style:display-name="LibreOffice_PresentationTemplate_ja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title" style:display-name="LibreOffice_PresentationTemplate_ja3-title" style:family="presentation">
      <style:graphic-properties draw:stroke="none" draw:fill="none" draw:fill-color="#18a303" draw:fill-image-width="0cm" draw:fill-image-height="0cm" draw:textarea-vertical-align="middle">
        <text:list-style style:name="LibreOffice_5f_PresentationTemplate_5f_ja3-title" style:display-name="LibreOffice_PresentationTemplate_ja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backgroundobjects">
      <style:graphic-properties draw:stroke="none" draw:fill="none" draw:fill-color="#ffffff" draw:auto-grow-height="false" fo:min-height="0.58cm"/>
    </style:style>
    <style:style style:name="Mpr2" style:family="presentation" style:parent-style-name="LibreOffice_5f_PresentationTemplate_5f_ja-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backgroundobjects">
      <style:graphic-properties draw:stroke="none" draw:fill="none" draw:fill-color="#ffffff" draw:auto-grow-height="false" fo:min-height="1.485cm"/>
    </style:style>
    <style:style style:name="Mpr4" style:family="presentation" style:parent-style-name="LibreOffice_5f_PresentationTemplate_5f_ja-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1-backgroundobjects">
      <style:graphic-properties draw:stroke="none" draw:fill="none" draw:fill-color="#ffffff" draw:auto-grow-height="false" fo:min-height="0.58cm"/>
    </style:style>
    <style:style style:name="Mpr6" style:family="presentation" style:parent-style-name="LibreOffice_5f_PresentationTemplate_5f_ja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1-backgroundobjects">
      <style:graphic-properties draw:stroke="none" draw:fill="none" draw:fill-color="#ffffff" draw:auto-grow-height="false" fo:min-height="1.485cm"/>
    </style:style>
    <style:style style:name="Mpr8" style:family="presentation" style:parent-style-name="LibreOffice_5f_PresentationTemplate_5f_ja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2-backgroundobjects">
      <style:graphic-properties draw:stroke="none" draw:fill="none" draw:fill-color="#ffffff" draw:auto-grow-height="false" fo:min-height="0.58cm"/>
    </style:style>
    <style:style style:name="Mpr10" style:family="presentation" style:parent-style-name="LibreOffice_5f_PresentationTemplate_5f_ja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2-backgroundobjects">
      <style:graphic-properties draw:stroke="none" draw:fill="none" draw:fill-color="#ffffff" draw:auto-grow-height="false" fo:min-height="1.485cm"/>
    </style:style>
    <style:style style:name="Mpr12" style:family="presentation" style:parent-style-name="LibreOffice_5f_PresentationTemplate_5f_ja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3-backgroundobjects">
      <style:graphic-properties draw:stroke="none" draw:fill="none" draw:fill-color="#ffffff" draw:auto-grow-height="false" fo:min-height="0.58cm"/>
    </style:style>
    <style:style style:name="Mpr14" style:family="presentation" style:parent-style-name="LibreOffice_5f_PresentationTemplate_5f_ja3-backgroundobjects">
      <style:graphic-properties draw:stroke="none" draw:fill="none" draw:fill-color="#ffffff" draw:textarea-horizontal-align="right" draw:auto-grow-height="false" fo:min-height="0.58cm"/>
    </style:style>
    <style:style style:name="Mpr15" style:family="presentation" style:parent-style-name="LibreOffice_5f_PresentationTemplate_5f_ja3-backgroundobjects">
      <style:graphic-properties draw:stroke="none" draw:fill="none" draw:fill-color="#ffffff" draw:auto-grow-height="false" fo:min-height="1.485cm"/>
    </style:style>
    <style:style style:name="Mpr16" style:family="presentation" style:parent-style-name="LibreOffice_5f_PresentationTemplate_5f_ja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 style:display-name="LibreOffice_PresentationTemplate_ja"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5f_PresentationTemplate_5f_ja-outline1" draw:layer="backgroundobjects" svg:width="21.5cm" svg:height="12.18cm" svg:x="3.5cm" svg:y="13.5cm" presentation:class="outline" presentation:placeholder="true">
        <draw:text-box/>
      </draw:frame>
      <draw:frame presentation:style-name="LibreOffice_5f_PresentationTemplate_5f_ja-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5f_PresentationTemplate_5f_ja-title" draw:layer="backgroundobjects" svg:width="14.848cm" svg:height="11.136cm" svg:x="3.075cm" svg:y="2.257cm" presentation:class="page"/>
        <draw:frame presentation:style-name="LibreOffice_5f_PresentationTemplate_5f_ja-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1" style:display-name="LibreOffice_PresentationTemplate_ja1"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1-outline1" draw:layer="backgroundobjects" svg:width="21.5cm" svg:height="12.18cm" svg:x="3.5cm" svg:y="10cm" presentation:class="outline" presentation:placeholder="true">
        <draw:text-box/>
      </draw:frame>
      <draw:frame presentation:style-name="LibreOffice_5f_PresentationTemplate_5f_ja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5f_PresentationTemplate_5f_ja1-title" draw:layer="backgroundobjects" svg:width="14.848cm" svg:height="11.136cm" svg:x="3.075cm" svg:y="2.257cm" presentation:class="page"/>
        <draw:frame presentation:style-name="LibreOffice_5f_PresentationTemplate_5f_ja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2" style:display-name="LibreOffice_PresentationTemplate_ja2"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2-outline1" draw:layer="backgroundobjects" svg:width="21.5cm" svg:height="12.18cm" svg:x="3.5cm" svg:y="10cm" presentation:class="outline" presentation:placeholder="true">
        <draw:text-box/>
      </draw:frame>
      <draw:frame presentation:style-name="LibreOffice_5f_PresentationTemplate_5f_ja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2-title" draw:layer="backgroundobjects" svg:width="14.848cm" svg:height="11.136cm" svg:x="3.075cm" svg:y="2.257cm" presentation:class="page"/>
        <draw:frame presentation:style-name="LibreOffice_5f_PresentationTemplate_5f_ja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3" style:display-name="LibreOffice_PresentationTemplate_ja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3-outline1" draw:layer="backgroundobjects" svg:width="26cm" svg:height="12.18cm" svg:x="1cm" svg:y="4.5cm" presentation:class="outline" presentation:placeholder="true">
        <draw:text-box/>
      </draw:frame>
      <draw:frame presentation:style-name="LibreOffice_5f_PresentationTemplate_5f_ja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3-title" draw:layer="backgroundobjects" svg:width="14.848cm" svg:height="11.136cm" svg:x="3.075cm" svg:y="2.257cm" presentation:class="page"/>
        <draw:frame presentation:style-name="LibreOffice_5f_PresentationTemplate_5f_ja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9T20:21:56.784315831</meta:creation-date>
    <meta:editing-duration>PT2M12S</meta:editing-duration>
    <meta:editing-cycles>2</meta:editing-cycles>
    <meta:generator>LibreOffice/4.3.2.2$Linux_X86_64 LibreOffice_project/43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Ogasawara Naruhiko</meta:initial-creator>
    <dc:date>2014-09-29T20:24:07.777677233</dc:date>
    <dc:creator>Ogasawara Naruhiko</dc:creator>
    <meta:document-statistic meta:object-count="111"/>
  </office:meta>
</office:document-meta>
</file>